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5.3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00cc" draw:textarea-vertical-align="middle"/>
    </style:style>
    <style:style style:name="gr6" style:family="graphic" style:parent-style-name="standard">
      <style:graphic-properties draw:fill-color="#006666" draw:textarea-vertical-align="middle"/>
    </style:style>
    <style:style style:name="gr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textarea-vertical-align="top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00666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2pt" fo:font-weight="normal" style:font-size-asian="22pt" style:font-size-complex="22pt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8.636cm" svg:x="1.054cm" svg:y="2.143cm">
          <text:p/>
        </draw:rect>
        <draw:frame draw:style-name="gr2" draw:text-style-name="P2" draw:layer="layout" svg:width="5.84cm" svg:height="1.115cm" svg:x="1.435cm" svg:y="2.176cm">
          <draw:text-box>
            <text:p text:style-name="P2"><text:span text:style-name="T1">Virtual Machine</text:span></text:p>
          </draw:text-box>
        </draw:frame>
        <draw:rect draw:style-name="gr1" draw:text-style-name="P1" draw:layer="layout" svg:width="8.001cm" svg:height="6.985cm" svg:x="16.213cm" svg:y="1.132cm">
          <text:p/>
        </draw:rect>
        <draw:frame draw:style-name="gr3" draw:text-style-name="P2" draw:layer="layout" svg:width="5.997cm" svg:height="1.979cm" svg:x="16.213cm" svg:y="1.058cm">
          <draw:text-box>
            <text:p text:style-name="P2"><text:span text:style-name="T1">Virtual Machine</text:span></text:p>
          </draw:text-box>
        </draw:frame>
        <draw:rect draw:style-name="gr1" draw:text-style-name="P1" draw:layer="layout" svg:width="8.001cm" svg:height="6.985cm" svg:x="16.213cm" svg:y="9.641cm">
          <text:p/>
        </draw:rect>
        <draw:frame draw:style-name="gr2" draw:text-style-name="P2" draw:layer="layout" svg:width="5.84cm" svg:height="1.115cm" svg:x="17.866cm" svg:y="15.511cm">
          <draw:text-box>
            <text:p text:style-name="P2"><text:span text:style-name="T1">Virtual Machine</text:span></text:p>
          </draw:text-box>
        </draw:frame>
        <draw:rect draw:style-name="gr4" draw:text-style-name="P1" xml:id="id2" draw:id="id2" draw:layer="layout" svg:width="6.223cm" svg:height="5.207cm" svg:x="1.435cm" svg:y="5.323cm">
          <text:p/>
        </draw:rect>
        <draw:frame draw:style-name="gr2" draw:text-style-name="P3" draw:layer="layout" svg:width="3.868cm" svg:height="1.115cm" svg:x="1.239cm" svg:y="5.249cm">
          <draw:text-box>
            <text:p text:style-name="P3"><text:span text:style-name="T2">Controller</text:span></text:p>
          </draw:text-box>
        </draw:frame>
        <draw:rect draw:style-name="gr5" draw:text-style-name="P4" xml:id="id3" draw:id="id3" draw:layer="layout" svg:width="4.191cm" svg:height="2.413cm" svg:x="3.213cm" svg:y="6.847cm">
          <text:p text:style-name="P4"><text:span text:style-name="T3">Load</text:span></text:p>
          <text:p text:style-name="P4"><text:span text:style-name="T3">Balancer</text:span></text:p>
        </draw:rect>
        <draw:ellipse draw:style-name="gr6" draw:text-style-name="P4" xml:id="id1" draw:id="id1" draw:layer="layout" svg:width="3.937cm" svg:height="1.397cm" svg:x="5.826cm" svg:y="13.446cm">
          <text:p text:style-name="P4"><text:span text:style-name="T4">Invocation</text:span></text:p>
        </draw:ellipse>
        <draw:connector draw:style-name="gr7" draw:text-style-name="P1" draw:layer="layout" svg:x1="5.826cm" svg:y1="14.144cm" svg:x2="4.546cm" svg:y2="10.53cm" draw:start-shape="id1" draw:start-glue-point="3" draw:end-shape="id2" draw:end-glue-point="2" svg:d="M5826 14144h-1280v-3614">
          <text:p/>
        </draw:connector>
        <draw:connector draw:style-name="gr8" draw:text-style-name="P1" draw:layer="layout" draw:line-skew="-1.009cm" svg:x1="4.546cm" svg:y1="10.53cm" svg:x2="5.308cm" svg:y2="9.26cm" draw:start-shape="id2" draw:start-glue-point="2" draw:end-shape="id3" draw:end-glue-point="2" svg:d="M4546 10530v-508h762v-762">
          <text:p/>
        </draw:connector>
        <draw:rect draw:style-name="gr5" draw:text-style-name="P4" xml:id="id4" draw:id="id4" draw:layer="layout" svg:width="2.667cm" svg:height="1.397cm" svg:x="6.134cm" svg:y="3.513cm">
          <text:p text:style-name="P4"><text:span text:style-name="T3">Redis</text:span></text:p>
        </draw:rect>
        <draw:connector draw:style-name="gr9" draw:text-style-name="P1" draw:layer="layout" draw:line-skew="0.286cm" svg:x1="7.467cm" svg:y1="4.91cm" svg:x2="5.308cm" svg:y2="6.847cm" draw:start-shape="id4" draw:start-glue-point="2" draw:end-shape="id3" draw:end-glue-point="0" svg:d="M7467 4910v1255h-2159v682">
          <text:p/>
        </draw:connector>
        <draw:rect draw:style-name="gr10" draw:text-style-name="P5" xml:id="id7" draw:id="id7" draw:layer="layout" svg:width="7.493cm" svg:height="5.588cm" svg:x="16.467cm" svg:y="2.402cm">
          <text:p text:style-name="P5"><text:span text:style-name="T1">Invoker</text:span></text:p>
        </draw:rect>
        <draw:custom-shape draw:style-name="gr11" draw:text-style-name="P6" draw:layer="layout" svg:width="3.175cm" svg:height="1.016cm" svg:x="16.975cm" svg:y="6.593cm">
          <text:p text:style-name="P6"><text:span text:style-name="T3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5" xml:id="id5" draw:id="id5" draw:layer="layout" svg:width="7.493cm" svg:height="5.588cm" svg:x="16.467cm" svg:y="9.89cm">
          <text:p text:style-name="P5"><text:span text:style-name="T1">Invoker</text:span></text:p>
        </draw:rect>
        <draw:connector draw:style-name="gr9" draw:text-style-name="P1" draw:layer="layout" draw:line-skew="-0.572cm" svg:x1="7.404cm" svg:y1="8.053cm" svg:x2="16.467cm" svg:y2="12.684cm" draw:start-shape="id3" draw:start-glue-point="1" draw:end-shape="id5" draw:end-glue-point="3" svg:d="M7404 8053h3960v4631h5103">
          <text:p/>
        </draw:connector>
        <draw:connector draw:style-name="gr9" draw:text-style-name="P1" draw:layer="layout" draw:line-skew="1.39cm -3.046cm" svg:x1="16.467cm" svg:y1="12.684cm" svg:x2="18.181cm" svg:y2="12.054cm" draw:start-shape="id5" draw:start-glue-point="3" draw:end-shape="id6" draw:end-glue-point="2" svg:d="M16467 12684h889v249h825v-879">
          <text:p/>
        </draw:connector>
        <draw:custom-shape draw:style-name="gr12" draw:text-style-name="P6" draw:layer="layout" svg:width="3.175cm" svg:height="1.016cm" svg:x="20.277cm" svg:y="11.292cm">
          <text:p text:style-name="P6"><text:span text:style-name="T5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6" draw:id="id6" draw:layer="layout" svg:width="3.175cm" svg:height="1.016cm" svg:x="16.594cm" svg:y="11.038cm">
          <text:p text:style-name="P4"><text:span text:style-name="T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3.175cm" svg:height="1.016cm" svg:x="16.721cm" svg:y="4.18cm">
          <text:p text:style-name="P6"><text:span text:style-name="T5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16.467cm" svg:y1="5.196cm" svg:x2="8.801cm" svg:y2="4.211cm" draw:start-shape="id7" draw:start-glue-point="3" draw:end-shape="id4" draw:end-glue-point="1" svg:d="M16467 5196h-501l-6664-985h-501">
          <text:p/>
        </draw:connector>
        <draw:frame draw:style-name="gr2" draw:text-style-name="P7" draw:layer="layout" svg:width="7.22cm" svg:height="1.835cm" svg:x="9.128cm" svg:y="2.451cm">
          <draw:text-box>
            <text:p text:style-name="P7"><text:span text:style-name="T6">Function and system </text:span></text:p>
            <text:p text:style-name="P7"><text:span text:style-name="T6">metrics sent async</text:span></text:p>
          </draw:text-box>
        </draw:frame>
        <draw:frame draw:style-name="gr15" draw:text-style-name="P8" draw:layer="layout" svg:width="6.477cm" svg:height="2.627cm" svg:x="10.144cm" svg:y="6.882cm">
          <draw:text-box>
            <text:p text:style-name="P8"><text:span text:style-name="T7">Invocation routed</text:span></text:p>
            <text:p text:style-name="P8"><text:span text:style-name="T7">to Invoker</text:span></text:p>
          </draw:text-box>
        </draw:frame>
        <draw:frame draw:style-name="gr2" draw:text-style-name="P7" draw:layer="layout" svg:width="6.789cm" svg:height="1.835cm" svg:x="4.483cm" svg:y="11.519cm">
          <draw:text-box>
            <text:p text:style-name="P7"><text:span text:style-name="T6">Invocation enters</text:span></text:p>
            <text:p text:style-name="P7"><text:span text:style-name="T6">system at Controller</text:span></text:p>
          </draw:text-box>
        </draw:frame>
        <draw:frame draw:style-name="gr15" draw:text-style-name="P7" draw:layer="layout" svg:width="7.366cm" svg:height="2.627cm" svg:x="16.467cm" svg:y="13.091cm">
          <draw:text-box>
            <text:p text:style-name="P7"><text:span text:style-name="T6">Invocation executed</text:span></text:p>
            <text:p text:style-name="P7"><text:span text:style-name="T6">on Invoker</text:span></text:p>
          </draw:text-box>
        </draw:frame>
        <draw:custom-shape draw:style-name="gr11" draw:text-style-name="P6" draw:layer="layout" svg:width="3.175cm" svg:height="1.016cm" svg:x="20.558cm" svg:y="6.08cm">
          <text:p text:style-name="P6"><text:span text:style-name="T3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8T09:33:16.16</meta:creation-date>
    <dc:date>2022-04-28T10:30:48.19</dc:date>
    <meta:editing-duration>PT57M24S</meta:editing-duration>
    <meta:editing-cycles>21</meta:editing-cycles>
    <meta:generator>OpenOffice/4.1.11$Win32 OpenOffice.org_project/4111m1$Build-9808</meta:generator>
    <meta:document-statistic meta:object-count="28"/>
  </office:meta>
</office:document-meta>
</file>